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62900000276CA1CD011.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26C00000328A16DA300.jpg" manifest:media-type="image/jpeg"/>
  <manifest:file-entry manifest:full-path="Pictures/1000000100000203000001F592EA652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graphic-properties draw:stroke="solid" svg:stroke-width="0cm" svg:stroke-color="#3465a4" draw:marker-end="msArrowEnd_20_5" draw:marker-end-width="0.21cm" draw:marker-end-center="false"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notes">
      <style:graphic-properties draw:fill-color="#ffffff" draw:auto-grow-height="false" fo:min-height="13.365cm" loext:decorative="false"/>
      <style:paragraph-properties style:writing-mode="lr-tb"/>
    </style:style>
    <style:style style:name="pr7" style:family="presentation" style:parent-style-name="Closing-notes">
      <style:graphic-properties draw:fill-color="#ffffff" draw:auto-grow-height="false" fo:min-height="13.365cm" loext:decorative="false"/>
      <style:paragraph-properties style:writing-mode="lr-tb"/>
    </style:style>
    <style:style style:name="pr8" style:family="presentation" style:parent-style-name="Closing-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50%" fo:text-align="start" fo:text-indent="0cm"/>
      <style:text-properties fo:font-size="36pt" style:font-size-asian="36pt" style:font-size-complex="36pt"/>
    </style:style>
    <style:style style:name="P10"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36pt" style:font-size-asian="36pt" style:font-size-complex="36pt"/>
    </style:style>
    <style:style style:name="P11"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12" style:family="paragraph">
      <style:paragraph-properties fo:margin-left="0cm" fo:margin-right="0cm" fo:margin-top="0cm" fo:margin-bottom="0cm" fo:line-height="150%" fo:text-align="start" fo:text-indent="0cm"/>
      <style:text-properties fo:font-size="18pt"/>
    </style:style>
    <style:style style:name="P13"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8pt"/>
    </style:style>
    <style:style style:name="P14" style:family="paragraph">
      <style:paragraph-properties fo:margin-left="0cm" fo:margin-right="0cm" fo:margin-top="0.42cm" fo:margin-bottom="0.35cm" fo:line-height="150%" fo:text-align="start" fo:text-indent="0cm"/>
      <style:text-properties fo:font-size="18pt"/>
    </style:style>
    <style:style style:name="P15"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8pt"/>
    </style:style>
    <style:style style:name="P16" style:family="paragraph">
      <style:paragraph-properties fo:margin-left="0cm" fo:margin-right="0cm" fo:margin-top="0.42cm" fo:margin-bottom="0.35cm" fo:line-height="100%" fo:text-align="start" fo:text-indent="0cm"/>
      <style:text-properties fo:font-size="18pt"/>
    </style:style>
    <style:style style:name="P17"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8pt"/>
    </style:style>
    <style:style style:name="P18" style:family="paragraph">
      <style:paragraph-properties fo:margin-left="0cm" fo:margin-right="0cm" fo:margin-top="0.42cm" fo:margin-bottom="0.35cm" fo:line-height="100%" fo:text-align="center" fo:text-indent="0cm"/>
      <style:text-properties fo:font-size="18pt"/>
    </style:style>
    <style:style style:name="P19" style:family="paragraph">
      <loext:graphic-properties draw:fill="solid" draw:fill-color="#ffffff"/>
      <style:paragraph-properties fo:margin-left="0cm" fo:margin-right="0cm" fo:margin-top="0.42cm" fo:margin-bottom="0.35cm" fo:line-height="100%" fo:text-align="center" fo:text-indent="0cm" style:writing-mode="lr-tb" style:font-independent-line-spacing="true"/>
      <style:text-properties fo:font-size="18pt"/>
    </style:style>
    <style:style style:name="P20"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style:paragraph-properties fo:margin-left="0cm" fo:margin-right="0cm" fo:margin-top="0cm" fo:margin-bottom="0cm" fo:line-height="100%" fo:text-align="start" fo:text-indent="0cm"/>
      <style:text-properties fo:font-size="18pt"/>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3"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24" style:family="paragraph">
      <style:paragraph-properties fo:text-align="center"/>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5"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6"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7"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8"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0"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11"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loext:char-complex-color loext:theme-type="dark1" loext:color-type="theme"/>
      </style:text-properties>
    </style:style>
    <style:style style:name="T12"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font-style-asian="normal" style:font-weight-asian="bold" style:font-size-complex="22pt" style:font-style-complex="normal" style:font-weight-complex="bold">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language-asian="zh" style:country-asian="CN" style:font-style-asian="normal" style:font-weight-asian="bold" style:font-size-complex="22pt" style:font-style-complex="normal" style:font-weight-complex="bold">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language-asian="zh" style:country-asian="CN" style:font-style-asian="normal" style:font-weight-asian="bold" style:font-size-complex="32pt" style:font-style-complex="normal" style:font-weight-complex="bold">
        <loext:char-complex-color loext:theme-type="dark1" loext:color-type="theme"/>
      </style:text-properties>
    </style:style>
    <style:style style:name="T15"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style:text-underline-style="none" fo:font-weight="bold" fo:background-color="transparent" style:font-name-asian="宋体" style:font-size-asian="24pt" style:language-asian="zh" style:country-asian="CN" style:font-style-asian="normal" style:font-weight-asian="bold" style:font-size-complex="24pt" style:font-style-complex="normal" style:font-weight-complex="bold">
        <loext:char-complex-color loext:theme-type="dark1" loext:color-type="theme"/>
      </style:text-properties>
    </style:style>
    <style:style style:name="T16"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name-asian="宋体" style:font-size-asian="40pt" style:font-style-asian="normal" style:font-weight-asian="bold" style:font-size-complex="40pt" style:font-style-complex="normal" style:font-weight-complex="bold">
        <loext:char-complex-color loext:theme-type="dark1" loext:color-type="theme"/>
      </style:text-properties>
    </style:style>
    <style:style style:name="T17" style:family="text">
      <style:text-properties fo:font-variant="normal" fo:text-transform="none" fo:color="#2f2f2f" loext:opacity="100%" style:text-outline="false" style:text-line-through-style="none" style:text-line-through-type="none" style:text-position="0% 100%" style:font-name="Arial" fo:font-size="10pt" fo:letter-spacing="normal" fo:language="en" fo:country="US" fo:font-style="normal" style:text-underline-style="none" fo:font-weight="bold" fo:background-color="transparent" style:font-name-asian="宋体" style:font-size-asian="10pt" style:font-style-asian="normal" style:font-weight-asian="bold" style:font-size-complex="10pt" style:font-style-complex="normal" style:font-weight-complex="bold">
        <loext:char-complex-color loext:theme-type="dark1" loext:color-type="theme"/>
      </style:text-properties>
    </style:style>
    <style:style style:name="T18"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9"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language-asian="zh" style:country-asian="CN" style:font-style-asian="normal" style:font-weight-asian="normal" style:font-size-complex="28pt" style:font-style-complex="normal" style:font-weight-complex="normal"/>
    </style:style>
    <style:style style:name="T23"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技术</text:span></text:p>
          </draw:text-box>
        </draw:frame>
        <draw:frame draw:name="PlaceHolder 2" presentation:style-name="pr2" draw:text-style-name="P4" draw:layer="layout" svg:width="16.71cm" svg:height="1.686cm" svg:x="1.789cm" svg:y="12.313cm" presentation:class="subtitle" presentation:user-transformed="true">
          <draw:text-box>
            <text:p text:style-name="P3"><text:span text:style-name="T3">理论 </text:span><text:span text:style-name="T4">+ </text:span><text:span text:style-name="T4">实践 </text:span><text:span text:style-name="T4">+ </text:span><text:span text:style-name="T4">实战经验</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课程简介"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3"><text:span text:style-name="T5">课程简介</text:span></text:p>
          </draw:text-box>
        </draw:frame>
        <draw:frame draw:name="图片 2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40" draw:style-name="gr4" draw:text-style-name="P10" draw:layer="layout" svg:width="27.88cm" svg:height="7.311cm" svg:x="3.642cm" svg:y="5.902cm">
          <text:p text:style-name="P9"><text:span text:style-name="T9">• 专注于</text:span><text:span text:style-name="T9">.NET</text:span><text:span text:style-name="T10">平台通讯方式的实战教学</text:span></text:p>
          <text:p text:style-name="P9"><text:span text:style-name="T10">• 掌握核心概念、实际应用和最佳实践</text:span></text:p>
          <text:p text:style-name="P9"><text:span text:style-name="T10">• 避免实际开发中的常见陷阱</text:span></text:p>
          <text:p text:style-name="P9"><text:span text:style-name="T10">• 做为人工智能</text:span><text:span text:style-name="T10">/</text:span><text:span text:style-name="T10">微服务应用开发的基础课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课程目标"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3"><text:span text:style-name="T5">课程目标</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3" draw:style-name="gr5" draw:text-style-name="P10" draw:layer="layout" svg:width="27.88cm" svg:height="7.311cm" svg:x="3.642cm" svg:y="5.902cm">
          <text:p text:style-name="P9"><text:span text:style-name="T9">✅ 掌握</text:span><text:span text:style-name="T9">.NET</text:span><text:span text:style-name="T10">平台各种通讯方式</text:span></text:p>
          <text:p text:style-name="P9"><text:span text:style-name="T10">✅ 学会正确选择和使用通讯技术</text:span></text:p>
          <text:p text:style-name="P9"><text:span text:style-name="T10">✅ 了解各种通讯方式性能特点和适用场景</text:span></text:p>
          <text:p text:style-name="P9"><text:span text:style-name="T10">✅ 避免实际开发中的常见陷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课程大纲"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5">课程大纲</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4" draw:style-name="gr6" draw:text-style-name="P13" draw:layer="layout" svg:width="25.499cm" svg:height="3.097cm" svg:x="5cm" svg:y="5.902cm">
          <text:p text:style-name="P12"><text:span text:style-name="T11">✅ 基础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7" draw:text-style-name="P15" draw:layer="layout" svg:width="22.499cm" svg:height="3.097cm" svg:x="6.7cm" svg:y="9.102cm">
          <text:p text:style-name="P14"><text:span text:style-name="T12">🚀 HttpClient</text:span><text:span text:style-name="T12">、</text:span><text:span text:style-name="T13">IHttpClientFactory</text:span><text:span text:style-name="T13">与</text:span><text:span text:style-name="T13">Polly</text:span></text:p>
          <text:p text:style-name="P14"><text:span text:style-name="T13">🚀 目标：完成一个手动接入</text:span><text:span text:style-name="T13">DeepSeek</text:span><text:span text:style-name="T13">大模型的实操</text:span></text:p>
          <text:p text:style-name="P14"><text:span text:style-name="T13">🚀 同源策略与跨域</text:span><text:span text:style-name="T13">CORS</text:span><text:span text:style-name="T13">详解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课程大纲 (2)"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5">课程大纲</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6" draw:style-name="gr8" draw:text-style-name="P15" draw:layer="layout" svg:width="25.499cm" svg:height="3.097cm" svg:x="5cm" svg:y="5.902cm">
          <text:p text:style-name="P14"><text:span text:style-name="T9">✅ REST API</text:span><text:span text:style-name="T10">通讯</text:span><text:span text:style-name="T1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7" draw:style-name="gr9" draw:text-style-name="P15" draw:layer="layout" svg:width="22.499cm" svg:height="3.097cm" svg:x="6.7cm" svg:y="9.102cm">
          <text:p text:style-name="P14"><text:span text:style-name="T12">🚀 <text:s text:c="2"/>REST</text:span><text:span text:style-name="T13">通讯（一）：设计原则与</text:span><text:span text:style-name="T13">HTTP</text:span><text:span text:style-name="T13">方法</text:span></text:p>
          <text:p text:style-name="P14"><text:span text:style-name="T15">🚀 <text:s/>REST</text:span><text:span text:style-name="T15">通讯（二）：依赖注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课程大纲 (3)"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5">课程大纲</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8" draw:style-name="gr10" draw:text-style-name="P15" draw:layer="layout" svg:width="25.499cm" svg:height="3.097cm" svg:x="5cm" svg:y="4.702cm">
          <text:p text:style-name="P14"><text:span text:style-name="T16">✅ 实时通讯</text:span><text:span text:style-name="T10">技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11" draw:text-style-name="P17" draw:layer="layout" svg:width="22.499cm" svg:height="3.097cm" svg:x="6.7cm" svg:y="7.902cm">
          <text:p text:style-name="P16"><text:span text:style-name="T12">🚀 <text:s text:c="2"/>gRPC</text:span><text:span text:style-name="T13">高性能通讯</text:span></text:p>
          <text:p text:style-name="P16"><text:span text:style-name="T13">🚀 <text:s/>SSE(Server-Sent Events)</text:span></text:p>
          <text:p text:style-name="P16"><text:span text:style-name="T13">🚀 <text:s/>Long Polling</text:span><text:span text:style-name="T13">长轮询 </text:span></text:p>
          <text:p text:style-name="P16"><text:span text:style-name="T13">🚀 <text:s/>WebSocket</text:span><text:span text:style-name="T13">使用 </text:span></text:p>
          <text:p text:style-name="P16"><text:span text:style-name="T13">🚀 SignalR</text:span><text:span text:style-name="T13">使用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课程大纲 (4)"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5">课程大纲</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10" draw:style-name="gr12" draw:text-style-name="P15" draw:layer="layout" svg:width="25.499cm" svg:height="3.097cm" svg:x="5cm" svg:y="5.902cm">
          <text:p text:style-name="P14"><text:span text:style-name="T9">✅ 事件驱动通讯</text:span><text:span text:style-name="T1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13" draw:text-style-name="P15" draw:layer="layout" svg:width="22.499cm" svg:height="3.097cm" svg:x="6.7cm" svg:y="9.102cm">
          <text:p text:style-name="P14"><text:span text:style-name="T18">🚀 Webhooks</text:span><text:span text:style-name="T19">使用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讲解方式"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5">讲解方式</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style-name="gr14" draw:text-style-name="P19" draw:layer="layout" svg:width="5.499cm" svg:height="2.999cm" svg:x="3.5cm" svg:y="8.5cm">
          <text:p text:style-name="P18"><text:span text:style-name="T20">🚀 理论知识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9" draw:layer="layout" svg:width="5.499cm" svg:height="2.999cm" svg:x="12.6cm" svg:y="8.5cm">
          <text:p text:style-name="P18"><text:span text:style-name="T20">🚀 代码实操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9" draw:layer="layout" svg:width="5.499cm" svg:height="2.999cm" svg:x="22cm" svg:y="8.5cm">
          <text:p text:style-name="P18"><text:span text:style-name="T20">🚀 实战“坑”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20" draw:layer="layout" svg:x1="9cm" svg:y1="10cm" svg:x2="12.6cm" svg:y2="10.001cm">
          <text:p/>
        </draw:line>
        <draw:line draw:style-name="gr17" draw:text-style-name="P20" draw:layer="layout" svg:x1="18.1cm" svg:y1="10cm" svg:x2="22cm" svg:y2="10.001cm">
          <text:p/>
        </draw:lin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技术栈"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5">技术栈</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style-name="gr18" draw:text-style-name="P22" draw:layer="layout" svg:width="21.347cm" svg:height="4.995cm" svg:x="5.652cm" svg:y="6.603cm">
          <text:p text:style-name="P12"><text:span text:style-name="T21">• .NET 9 – </text:span><text:span text:style-name="T22">最新版本的</text:span><text:span text:style-name="T22">.NET</text:span><text:span text:style-name="T22">框架</text:span></text:p>
          <text:p text:style-name="P12"><text:span text:style-name="T22">• HTML/JavaScript </text:span><text:span text:style-name="T22">或 </text:span><text:span text:style-name="T22">Vue3 – </text:span><text:span text:style-name="T22">前端</text:span></text:p>
          <text:p text:style-name="P21"><text:span text:style-name="T2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Closing">
        <office:forms form:automatic-focus="false" form:apply-design-mode="false"/>
        <draw:frame draw:name="图片 5" draw:style-name="gr2" draw:text-style-name="P5" draw:layer="layout" svg:width="33.381cm" svg:height="13.333cm" svg:x="0.243cm" svg:y="3.489cm">
          <draw:image xlink:href="Pictures/100000010000062900000276CA1CD011.png" xlink:type="simple" xlink:show="embed" xlink:actuate="onLoad" draw:mime-type="image/png">
            <text:p/>
          </draw:image>
          <svg:desc>1746348439436</svg:desc>
        </draw:frame>
        <draw:frame draw:name="图片 20" draw:style-name="gr2" draw:text-style-name="P5" draw:layer="layout" svg:width="7.892cm" svg:height="2.492cm" svg:x="0cm" svg:y="0.965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8cm" svg:height="11.136cm" svg:x="0.599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8" draw:text-style-name="P2" draw:layer="layout" svg:width="14.647cm" svg:height="10.536cm" svg:x="2.853cm" svg:y="5.964cm" presentation:class="title" presentation:user-transformed="true">
          <draw:text-box>
            <text:p text:style-name="P23"><text:span text:style-name="T23">Thank You</text:span></text:p>
          </draw:text-box>
        </draw:frame>
        <draw:frame draw:name="Picture Placeholder 4" draw:style-name="gr19"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draw:frame draw:style-name="gr20" draw:text-style-name="P24" draw:layer="layout" svg:width="10.9cm" svg:height="10.604cm" svg:x="3.1cm" svg:y="2.396cm">
          <draw:image xlink:href="Pictures/1000000100000203000001F592EA6528.png" xlink:type="simple" xlink:show="embed" xlink:actuate="onLoad" draw:mime-type="image/png">
            <text:p/>
          </draw:image>
        </draw:frame>
        <presentation:notes draw:style-name="dp2">
          <draw:page-thumbnail draw:style-name="gr3" draw:layer="layout" svg:width="19.8cm" svg:height="11.136cm" svg:x="0.599cm" svg:y="2.257cm" draw:page-number="11"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25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8cm 2.947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06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06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7cm 2.947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16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46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7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7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22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18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9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6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3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6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6cm" svg:y="5.7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2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3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0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5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3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0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3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3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0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7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3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6-29T04:45:49.281766600</dc:date>
    <meta:editing-cycles>135</meta:editing-cycles>
    <dc:title>.NET软件开发工程师AI进化课</dc:title>
    <meta:editing-duration>PT1H20M51S</meta:editing-duration>
    <meta:generator>LibreOffice/25.2.4.3$Windows_X86_64 LibreOffice_project/33e196637044ead23f5c3226cde09b47731f7e27</meta:generator>
    <meta:document-statistic meta:object-count="1155"/>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